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笔记本电源管理指南 责任编辑：黑色联想 　 更新日期：2006-8-14 </text:p>
      <text:p text:style-name="Text_20_body">Linux 是一种性能优越的开源操作系统，随着其性能和知名度越来越高，最主要的是在价格上无与伦比的优势，许多厂家开始推出Linux笔记本电脑，并且这种趋势大 有愈演愈烈之势。我们知道，笔记本受到电池续航时间的限制，所以特别注重机器的电源管理。因此，本文将讨论如何处理这些事项。</text:p>
      <text:p text:style-name="Text_20_body">一、概述</text:p>
      <text:p text:style-name="Text_20_body">实际上，除了利用主板上的BIOS来管理电源外，大多数Linux系统本身都自带了管理电源的实用工具软件，来处理各种电源事件，如：</text:p>
      <text:p text:style-name="Text_20_body">1.电池电量不足--这时机器会发出警告，并显示相应图标，或者将硬件挂起。</text:p>
      <text:p text:style-name="Text_20_body">2.闲置--如果在一段时间内机器一直处于非活动状态，那么可以让机器休眠（如关闭硬盘以及停用音频及<text:a xlink:type="simple" xlink:href="http://www.3800hk.com/">网络</text:a>等<text:a xlink:type="simple" xlink:href="http://www.3800hk.com/">服务</text:a>）从而有效延长电池供电时间。</text:p>
      <text:p text:style-name="Text_20_body">通过检测你的笔记本使用的是交流电源还是电池，可以让机器进入相应的电源管理模式。在Fedora中，用于管理和检修电源问题的工具有：</text:p>
      <text:p text:style-name="Text_20_body">1.高级电源管理（APM）--APM软件组成如下：一个pmd守护进程，用来监视电池的使用情况；多个实用工具软件，用来显示和响应电池事件。它们包含于apmd软件包中。</text:p>
      <text:p text:style-name="Text_20_body">2.高级配置和电源接口（ACPI）--acpid事件守护进程一方面监视电源事件，另一方面用来设置响应这些事件的规则，这些规则用来关闭某些硬件或关掉系统电源等。ACPI是一款设计用来替代APM电源管理的更具通用性的工具软件，但是目前它还需进一步完善。</text:p>
      <text:p text:style-name="Text_20_body">3.hdparm命令--hdparm命令可用于打开和关闭电源管理功能。另外，该命令还有许多选项，完成诸如停止硬盘启动器转动或让硬盘进入待机状态等操作。</text:p>
      <text:p text:style-name="Text_20_body">需要说明的是，使用ACPI时，是操作系统在负责电源管理，而不是BIOS。尽管ACPI在管理电源问题方面功能更强也更灵活，但是，普通用户用起 来却不是那么方便，如使用ACPI时，你必须亲自告诉它要关注哪些电源事件以及如何响应这些事件。目前，对一般用户而言，APM的功能不但丰富，并且对用 户也更加友好。 </text:p>
      <text:p text:style-name="Text_20_body">下边我们将针对以上三种常见的电源管理工具分别加以讨论。</text:p>
      <text:p text:style-name="Text_20_body">二、用APM管理电源</text:p>
      <text:p text:style-name="Text_20_body">在Fedora中，可以配置APM，让其检测某些电源事件并做出响应。这时，它运行守护进程/usr/sbin/apmd来侦听事件，然后根据配置文件/etc/sysconfig/apmd 中的有关规定来处理这些事件。要配置运行APM，输入下列命令：</text:p>
      <text:p text:style-name="Text_20_body"># chkconfig apmd on<text:line-break/># service apmd restart</text:p>
      <text:p text:style-name="Text_20_body">注意:apmd和acpid不能同时使用，所以，如果此前系统正在使用acpid的话，应该先停用它，具体命令如下：</text:p>
      <text:p text:style-name="Text_20_body"># chkconfig acpid off<text:line-break/># service acpid stop</text:p>
      <text:p text:style-name="Text_20_body">APM成功启动后，在文件/var/log/messages中应该看到一则消息，指出该<text:a xlink:type="simple" xlink:href="http://www.3800hk.com/">服务</text:a>已启动，并列出当前电池的电量状况。默认时，pmd守护进程根据文件/etc/sysconfig/apmd 中的设置运行。我们可以列出当前运行的进程来查看运行中的apmd的使用了哪些选项：</text:p>
      <text:p text:style-name="Text_20_body"># ps ax |　grep apmd<text:line-break/>/usr/sbin/apmd -p 10 -w 5 -W -P /etc/sysconfig/apm-scripts/apmscript</text:p>
      <text:p text:style-name="Text_20_body"><text:soft-page-break/>根据以上命令中列出的选项，apmd守护进程将会：</text:p>
      <text:p text:style-name="Text_20_body">1.记录电池电量的变化--如果电量变化超过10%或更多，守护进程将向系统日志文件（默认时为/var/log/messages）发出一条消息。这一行为是由选项"-p 10"指定的。</text:p>
      <text:p text:style-name="Text_20_body">2.记录电池电量不足--当电池电量低于5%并且仍未充电时，一条警告消息将发送到系统日志文件中。这一行为是由选项"-w 5"指定的。</text:p>
      <text:p text:style-name="Text_20_body">3.提醒用户--如果电池电量低于"-w"选项所设定的值，将向所有登录系统的用户发送警报。此行为是由选项"-W"指定的。</text:p>
      <text:p text:style-name="Text_20_body">4.利用apmscript响应事件--出现电源事件时，apmd将这些事件转给设定用于响应这些事件的脚本。根据上面的命令，运行的脚本应该是/etc/sysconfig/apm-scripts/apmscript。所用的文件取决于选项"- P"。</text:p>
      <text:p text:style-name="Text_20_body">除了上述的电量不足和电量变化设置外，大多数给与响应的电源事件仅在apmscript文件中有所提及。如果想了解您机器的电源管理情况的话，看看 该文件的内容便一目了然了。在FedoraCore中，要想添加你自已的要给与响应的电源事件，你必须建立自己的脚本。默认时的apmscript是文件 /etc/sysconfig/apm-scripts/apmcontinue。该文件处理以下事件：</text:p>
      <text:p text:style-name="Text_20_body">1.挂起--当你的笔记本电脑进入挂起或待机状态后，文件apmscript会停止所有音频处理程序，挂其所有硬盘驱动器操作，关闭任何NFS连接，关闭<text:a xlink:type="simple" xlink:href="http://www.3800hk.com/">网络</text:a>连接以及pcmcia卡。</text:p>
      <text:p text:style-name="Text_20_body">2.恢复--在复原时，apmscript会还原所有在挂起时停止的事件。</text:p>
      <text:p text:style-name="Text_20_body">3.更换电源--当机器电源发生变化时，脚本会做出反应：如果使用交流电源，就让机器运行于高性能状态；如果使用电池，则让机器运行于更加节电的状态。</text:p>
      <text:p text:style-name="Text_20_body">4.更换电池--如果电池缺电，该事件将使apm停止所有<text:a xlink:type="simple" xlink:href="http://www.3800hk.com/">服务</text:a>，并进入极限节电模式。</text:p>
      <text:p text:style-name="Text_20_body">5.开机--启动机器时，apmscript会首先检查apmcontinue文件，除非你在该文件中设置了启动时要做的事，否则该脚本什么也不干。</text:p>
      <text:p text:style-name="Text_20_body">6.停机--与开机时一样，停机时apmscript会首先检查apmcontinue文件，除非你在该文件中设置了启动时要做的事，否则该脚本什么也不干。</text:p>
      <text:p text:style-name="Text_20_body">在apmcontinue文件中还可以有其他事件（默认时并不存在），用来响应其它选定的各种事件。此外，你还可以建立 /etc/sysconfig/apm-scripts/apmcontinue脚本，然后让它来响应存放在像apmscript这样的文件中的各种事 件。</text:p>
      <text:p text:style-name="Text_20_body">如果只是随便的查看一下APM<text:a xlink:type="simple" xlink:href="http://www.3800hk.com/">服务</text:a>的话，可以使用不带参数的apm命令，这样能看到电池供电状况或是否使用交流电源之类的报告：</text:p>
      <text:p text:style-name="Text_20_body"># apm<text:line-break/>AC on-line, battery charging: 100%</text:p>
      <text:p text:style-name="Text_20_body">你还可以让你的笔记本电脑进入挂起模式（apm-s）或待机模式（apm-S）。当接通交流电源后，笔记本电脑会忽略所有由APM（apm-i）产生的挂起和待机事件。</text:p>
      <text:p text:style-name="Text_20_body">三、使用ACPI管理电源</text:p>
      <text:p text:style-name="Text_20_body">与APM类似，ACPI也运行一个守护进程来侦听电源事件，然后将这些事件传递给某个程序来进行处理。这种情况下，我们可以通过启用acpid<text:a xlink:type="simple" xlink:href="http://www.3800hk.com/">服务</text:a>来运行acpid守护进程：</text:p>
      <text:p text:style-name="Text_20_body"># chkconfig acpid on<text:line-break/># service acpid restart</text:p>
      <text:p text:style-name="Text_20_body">再强调一下，一定要先关闭你不想要的电源管理<text:a xlink:type="simple" xlink:href="http://www.3800hk.com/">服务</text:a>。对此而言，就是要关闭apmd，即：</text:p>
      <text:p text:style-name="Text_20_body"><text:soft-page-break/># chkconfig apmd off<text:line-break/># chkconfig apmd stop</text:p>
      <text:p text:style-name="Text_20_body">ACPI只能运行在内核中已经激活了ACPI的Linux系统上，否则，你必须在启动时通过启动选项ACPI=force来手动激活它。另外，你还 需要在BIOS中激活ACPI。如果在/proc/acpi/event文件中有与ACPI事件相关的内容，则说明ACPI已在工作。</text:p>
      <text:p text:style-name="Text_20_body">Acpid会监视来自于/proc/acpi/events中的每个事件，然后将这些事件跟/etc/acpi/events目录下的各文件中的各项进行匹配。默认的情况下，该目录下只有一个文件，即sample.conf，其中存放着ACPI事件和相应的处理，如：</text:p>
      <text:p text:style-name="Text_20_body"># ACPID 配置举例<text:line-break/>event=button/power.*<text:line-break/>action=/sbin/shutdown -h now</text:p>
      <text:p text:style-name="Text_20_body">在该例中，当收到button/power.*事件后，系统立即执行shutdown命令，因为命令后边带有- h now选项。要配置您自己的处理ACPI事件的动作，可以将您的文件（你必须是超级用户）添加到/etc/acpi/events目录中。要注意的是，该 文件内容的格式必须与该目录下其他文件一致。要了解这些文件的确切格式，可以通过 "man acpid" 命令来进行进一步学习。当你列出的事件出现时， "action="行中的命令就会作为超级用户运行。</text:p>
      <text:p text:style-name="Text_20_body">若要寻找事件名称的话，可以使用命令cat/proc/acpi/event。如果要查看acpid的活动，可以查看/var/log/acpid文件的内容。改变几次电源状态，如拔下插头、再插上、按挂起键等等，然后看看哪些事件被记录在日志文件中了。</text:p>
      <text:p text:style-name="Text_20_body">四、用hdparm修改电源设置</text:p>
      <text:p text:style-name="Text_20_body">如果您正在使用笔记本电脑的话，你可以使用hdparm的诸多选项来控制电量的消耗。某些选项会立即生效，如让硬盘驱动器进入睡眠模式；而其他选项会在一段时间后才生效，如在某段时间内硬盘一直处于非活动状态的话，就停转硬盘驱动器。</text:p>
      <text:p text:style-name="Text_20_body">要了解机器的IDE电源模式状态，可以键入下列命令：</text:p>
      <text:p text:style-name="Text_20_body"># hdparm -C /dev/hda<text:line-break/>/dev/hda:<text:line-break/>drive state is: active/idle</text:p>
      <text:p text:style-name="Text_20_body">这表示电源模式设为正常运行。如果驱动器不支持该项功能，那么驱动器状态显示为"unknown"。为了节电，最常用的做法是为spindown模 式（-S）设一个比较低的值。甚而有人认为spindown的最低值（五秒钟的空闲时间）既能全面改善电池续航时间，又不至于严重影响性能。我们可以用 hdparm命令加"-S"选项来规定硬盘进入spindown模式的闲置时间，如果"-S"后跟随的数字介于0到240之间，那么该值乘以5就是实际的 进入spindown模式的闲置时间（以秒为单位）。因此，下例中的值3的含义是让磁盘驱动器在闲置15秒后入待机模式（硬盘会停转）：</text:p>
      <text:p text:style-name="Text_20_body"># hdparm -S3 /dev/hda<text:line-break/>/dev/hda:<text:line-break/>sotting standby to 3 (15 seconds)</text:p>
      <text:p text:style-name="Text_20_body">注意：当-S的取值范围介于241到251之间时，那么该值减去240后乘以30就是实际的进入spindown模式的闲置时间（以分钟为单位）。 所以，241把停转的闲置时间设为30分钟，而251将其设为5.5小时。这一点使用时容易混淆，请读者一定注意。你可以通过-y选项让硬盘<text:a xlink:type="simple" xlink:href="http://www.3800hk.com/">自动</text:a>进入待机模式，如下所示：</text:p>
      <text:p text:style-name="Text_20_body"># hdparm -y /dev/hda<text:line-break/><text:soft-page-break/>/dev/hda:<text:line-break/>issuing standby command</text:p>
      <text:p text:style-name="Text_20_body">同时，你也能够通过-Y选项进入睡眠模式：</text:p>
      <text:p text:style-name="Text_20_body"># hdparm -Y /dev/hda<text:line-break/>/dev/hda:<text:line-break/>issuing sleep command</text:p>
      <text:p text:style-name="Text_20_body">当再次需用硬盘时，Linux将<text:a xlink:type="simple" xlink:href="http://www.3800hk.com/">自动</text:a>启动它。</text:p>
      <text:p text:style-name="Text_20_body">五、小结</text:p>
      <text:p text:style-name="Text_20_body">上面我们对Linux下三种常见的电源管理工具进行了讨论，我想您现在已经清楚如何设置Linux本本的电源管理了，那就赶紧试试吧--什么？你用的是台式机，那等有机会再试也不算迟呀！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unliguo</meta:initial-creator>
    <meta:creation-date>2007-11-23T16:38:59</meta:creation-date>
    <dc:creator>sunliguo</dc:creator>
    <dc:date>2007-11-23T17:06:05</dc:date>
    <meta:editing-cycles>1</meta:editing-cycles>
    <meta:editing-duration>PT27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8" meta:word-count="657" meta:character-count="4433"/>
  </office:meta>
</office:document-meta>
</file>